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34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952cm"/>
    </style:style>
    <style:style style:name="co8" style:family="table-column">
      <style:table-column-properties fo:break-before="auto" style:column-width="6.13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3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8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Noto Sans CJK SC" style:font-size-asian="12pt" style:font-name-complex="Arial2" style:font-size-complex="12pt"/>
    </style:style>
    <style:style style:name="ce3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Arial2" fo:font-size="12pt" style:font-name-asian="Noto Sans CJK SC" style:font-size-asian="12pt" style:font-name-complex="Arial2" style:font-size-complex="12pt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Arial1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5UC.A1">
          <table:help-message table:display="true"/>
          <table:error-message table:message-type="stop" table:display="true"/>
        </table:content-validation>
      </table:content-validations>
      <table:table table:name="cenario5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>
          <table:table-column table:style-name="co5" table:default-cell-style-name="ce5"/>
          <table:table-column table:style-name="co6" table:default-cell-style-name="ce5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2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USE CASE:</text:p>
          </table:table-cell>
          <table:table-cell table:style-name="ce20"/>
          <table:table-cell table:style-name="ce22" office:value-type="string" calcext:value-type="string">
            <text:p>Avaliar o funcionamento do centr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1" office:value-type="string" calcext:value-type="string">
            <text:p>CENÁRIOS:</text:p>
          </table:table-cell>
          <table:table-cell table:style-name="ce2"/>
          <table:table-cell table:style-name="ce22" office:value-type="string" calcext:value-type="string">
            <text:p>5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/>
          <table:table-cell table:style-name="ce22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2" office:value-type="string" calcext:value-type="string">
            <text:p>Estar no final do mês e existir no centro pelo menos dois funcionários (um técnico de reparações e um funcionário de balcão) e um gestor, todos registados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2" office:value-type="string" calcext:value-type="string">
            <text:p>PÓS-CONDIÇÃO:</text:p>
          </table:table-cell>
          <table:table-cell table:style-name="ce2"/>
          <table:table-cell table:style-name="ce22" office:value-type="string" calcext:value-type="string">
            <text:p>Gestor tira conclusões sobre o trabalho realizado pelos trabalhadores e também do funcionamento centr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table:number-columns-repeated="2"/>
          <table:covered-table-cell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2" office:value-type="string" calcext:value-type="string">
            <text:p>Gestor requisita listagens dos funcionários </text:p>
          </table:table-cell>
          <table:table-cell table:style-name="ce6" table:number-columns-repeated="4"/>
          <table:table-cell table:number-columns-repeated="1016"/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2" office:value-type="string" calcext:value-type="string">
            <text:p>Sistema devolve listagem de todos os técnicos de reparações</text:p>
          </table:table-cell>
          <table:table-cell table:style-name="ce6"/>
          <table:table-cell table:style-name="ce37" office:value-type="string" calcext:value-type="string">
            <text:p>Devolver listagem de todos os técnicos de reparações</text:p>
          </table:table-cell>
          <table:table-cell table:style-name="ce40" office:value-type="string" calcext:value-type="string">
            <text:p><text:span text:style-name="T2">getListTecnicos(numLista:Int):List&lt;Tecnico&gt;</text:span> 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3.</text:p>
          </table:table-cell>
          <table:table-cell table:style-name="ce22" office:value-type="string" calcext:value-type="string">
            <text:p>Sistema devolve o número de reparações programadas /expresso realizadas</text:p>
          </table:table-cell>
          <table:table-cell table:style-name="ce7"/>
          <table:table-cell table:style-name="ce38" office:value-type="string" calcext:value-type="string">
            <text:p>Devolver o número de reparações programadas/expresso realizadas</text:p>
          </table:table-cell>
          <table:table-cell table:style-name="ce38" office:value-type="string" calcext:value-type="string">
            <text:p>getNumRepExp(numLista:Int):Int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7">
          <table:table-cell table:style-name="ce2" table:number-columns-repeated="2"/>
          <table:table-cell table:style-name="ce22" office:value-type="string" calcext:value-type="string">
            <text:p>4.</text:p>
          </table:table-cell>
          <table:table-cell table:style-name="ce22" office:value-type="string" calcext:value-type="string">
            <text:p><text:span text:style-name="T1">Sistema devolve a duração média</text:span></text:p>
            <text:p><text:span text:style-name="T1">das reparações programadas realizadas</text:span></text:p>
          </table:table-cell>
          <table:table-cell table:style-name="ce7"/>
          <table:table-cell table:style-name="ce38" office:value-type="string" calcext:value-type="string">
            <text:p>Devolver duração média das reparações programadas realizadas</text:p>
          </table:table-cell>
          <table:table-cell table:style-name="ce38" office:value-type="string" calcext:value-type="string">
            <text:p>getDuracMedRep(numLista:Int):Float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8">
          <table:table-cell table:style-name="ce2" table:number-columns-repeated="2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<text:span text:style-name="T1">Sistema devolve </text:span>a média dos desvio em relação</text:p>
            <text:p>às durações previstas</text:p>
          </table:table-cell>
          <table:table-cell table:style-name="ce7"/>
          <table:table-cell table:style-name="ce38" office:value-type="string" calcext:value-type="string">
            <text:p>Devolver a média dos desvios em relação às durações previstas</text:p>
          </table:table-cell>
          <table:table-cell table:style-name="ce38" office:value-type="string" calcext:value-type="string">
            <text:p>getMediaDesvios(numLista:Int):Float ????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9">
          <table:table-cell table:style-name="ce2" table:number-columns-repeated="2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devolve uma listagem para cada funcionário de balcão</text:p>
          </table:table-cell>
          <table:table-cell table:style-name="ce7"/>
          <table:table-cell table:style-name="ce38" office:value-type="string" calcext:value-type="string">
            <text:p>Devolver listagem para cada funcionário de balcão</text:p>
          </table:table-cell>
          <table:table-cell table:style-name="ce41" office:value-type="string" calcext:value-type="string">
            <text:p>getListRecEntreg(numLista:Int):List&lt;Rececao&gt;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devolve quantas receções e entregas de equipamentos realizou</text:p>
          </table:table-cell>
          <table:table-cell table:style-name="ce7"/>
          <table:table-cell table:style-name="ce38" office:value-type="string" calcext:value-type="string">
            <text:p>Devolver número de receções e entregas de equipamentos realizadas</text:p>
          </table:table-cell>
          <table:table-cell table:style-name="ce41" office:value-type="string" calcext:value-type="string">
            <text:p>getNumRecEnt(numLista:Int):Int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10">
          <table:table-cell table:style-name="ce2" table:number-columns-repeated="2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devolve listagem exaustiva para cada técnico </text:p>
          </table:table-cell>
          <table:table-cell table:style-name="ce7"/>
          <table:table-cell table:style-name="ce38" office:value-type="string" calcext:value-type="string">
            <text:p>Devolver listagem exaustiva para cada técnico</text:p>
          </table:table-cell>
          <table:table-cell table:style-name="ce41" office:value-type="string" calcext:value-type="string">
            <text:p>getListExaustivaTec(numLista:Int):List&lt;Intervencao&gt;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office:value-type="string" calcext:value-type="string">
            <text:p>9.</text:p>
          </table:table-cell>
          <table:table-cell table:style-name="ce22" office:value-type="string" calcext:value-type="string">
            <text:p>Sistema devolve todas as intervenções (passos de reparação e reparações expresso) realizadas</text:p>
          </table:table-cell>
          <table:table-cell table:style-name="ce7"/>
          <table:table-cell table:style-name="ce38" office:value-type="string" calcext:value-type="string">
            <text:p>Devolver todas as intervenções realizadas</text:p>
          </table:table-cell>
          <table:table-cell table:style-name="ce41" office:value-type="string" calcext:value-type="string">
            <text:p>getTodasIntervencoes(numLista:Int):List&lt;Intervencao&gt;</text:p>
          </table:table-cell>
          <table:table-cell table:style-name="ce40" office:value-type="string" calcext:value-type="string">
            <text:p>subListagens</text:p>
          </table:table-cell>
          <table:table-cell table:number-columns-repeated="1016"/>
        </table:table-row>
        <table:table-row table:style-name="ro11">
          <table:table-cell table:style-name="ce2" table:number-columns-repeated="2"/>
          <table:table-cell table:style-name="ce22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8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/>
          <table:table-cell table:style-name="ce18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24" table:number-columns-repeated="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8:43:00.3871748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2-04T18:38:59.717479261</dc:date>
    <meta:editing-cycles>6</meta:editing-cycles>
    <meta:editing-duration>PT43M4S</meta:editing-duration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